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ocs-Calibri" svg:font-family="Docs-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2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0.911in"/>
    </style:style>
    <style:style style:name="co4" style:family="table-column">
      <style:table-column-properties fo:break-before="auto" style:column-width="0.8929in"/>
    </style:style>
    <style:style style:name="co5" style:family="table-column">
      <style:table-column-properties fo:break-before="auto" style:column-width="0.2646in"/>
    </style:style>
    <style:style style:name="co6" style:family="table-column">
      <style:table-column-properties fo:break-before="auto" style:column-width="1.3453in"/>
    </style:style>
    <style:style style:name="co7" style:family="table-column">
      <style:table-column-properties fo:break-before="auto" style:column-width="0.3193in"/>
    </style:style>
    <style:style style:name="co8" style:family="table-column">
      <style:table-column-properties fo:break-before="auto" style:column-width="0.298in"/>
    </style:style>
    <style:style style:name="co9" style:family="table-column">
      <style:table-column-properties fo:break-before="auto" style:column-width="0.3083in"/>
    </style:style>
    <style:style style:name="co10" style:family="table-column">
      <style:table-column-properties fo:break-before="auto" style:column-width="0.3417in"/>
    </style:style>
    <style:style style:name="co11" style:family="table-column">
      <style:table-column-properties fo:break-before="auto" style:column-width="0.2862in"/>
    </style:style>
    <style:style style:name="co12" style:family="table-column">
      <style:table-column-properties fo:break-before="auto" style:column-width="0.2756in"/>
    </style:style>
    <style:style style:name="co13" style:family="table-column">
      <style:table-column-properties fo:break-before="auto" style:column-width="1.489in"/>
    </style:style>
    <style:style style:name="co14" style:family="table-column">
      <style:table-column-properties fo:break-before="auto" style:column-width="1.3016in"/>
    </style:style>
    <style:style style:name="co15" style:family="table-column">
      <style:table-column-properties fo:break-before="auto" style:column-width="0.4854in"/>
    </style:style>
    <style:style style:name="co16" style:family="table-column">
      <style:table-column-properties fo:break-before="auto" style:column-width="0.4957in"/>
    </style:style>
    <style:style style:name="co17" style:family="table-column">
      <style:table-column-properties fo:break-before="auto" style:column-width="0.4402in"/>
    </style:style>
    <style:style style:name="co18" style:family="table-column">
      <style:table-column-properties fo:break-before="auto" style:column-width="0.452in"/>
    </style:style>
    <style:style style:name="co19" style:family="table-column">
      <style:table-column-properties fo:break-before="auto" style:column-width="1.7307in"/>
    </style:style>
    <style:style style:name="co20" style:family="table-column">
      <style:table-column-properties fo:break-before="auto" style:column-width="1.1134in"/>
    </style:style>
    <style:style style:name="co21" style:family="table-column">
      <style:table-column-properties fo:break-before="auto" style:column-width="1.4689in"/>
    </style:style>
    <style:style style:name="co22" style:family="table-column">
      <style:table-column-properties fo:break-before="auto" style:column-width="0.6965in"/>
    </style:style>
    <style:style style:name="co23" style:family="table-column">
      <style:table-column-properties fo:break-before="auto" style:column-width="0.9862in"/>
    </style:style>
    <style:style style:name="co24" style:family="table-column">
      <style:table-column-properties fo:break-before="auto" style:column-width="0.672in"/>
    </style:style>
    <style:style style:name="co25" style:family="table-column">
      <style:table-column-properties fo:break-before="auto" style:column-width="2.9217in"/>
    </style:style>
    <style:style style:name="co26" style:family="table-column">
      <style:table-column-properties fo:break-before="auto" style:column-width="0.6945in"/>
    </style:style>
    <style:style style:name="ro1" style:family="table-row">
      <style:table-row-properties style:row-height="0.2484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IPIP_20_Big_20_5_20_Sample_20_Questionnaire">
      <style:table-properties table:display="true" style:writing-mode="lr-tb"/>
    </style:style>
    <style:style style:name="ta2" style:family="table" style:master-page-name="PageStyle_5f_Score_20_Values_20_for_20_.csv">
      <style:table-properties table:display="true" style:writing-mode="lr-tb"/>
    </style:style>
    <style:style style:name="ta3" style:family="table" style:master-page-name="PageStyle_5f_PRINT_20_GINNY">
      <style:table-properties table:display="true" style:writing-mode="lr-tb"/>
    </style:style>
    <style:style style:name="ta4" style:family="table" style:master-page-name="PageStyle_5f_Page2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ocs-Calibri" fo:font-size="12pt" fo:font-style="normal" fo:text-shadow="none" style:text-underline-style="none" fo:font-weight="bold" style:font-size-asian="12pt" style:font-style-asian="normal" style:font-weight-asian="bold" style:font-name-complex="Docs-Calibri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ocs-Calibri" fo:font-size="12pt" fo:font-style="normal" fo:text-shadow="none" style:text-underline-style="none" fo:font-weight="bold" style:font-size-asian="12pt" style:font-style-asian="normal" style:font-weight-asian="bold" style:font-name-complex="Docs-Calibri" style:font-size-complex="12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99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Arial" style:text-position="0% 100%" fo:font-size="8pt" fo:font-weight="normal" style:text-underline-style="none" style:text-underline-color="font-color" style:text-line-through-type="none" fo:font-style="normal" style:text-outline="false" fo:text-shadow="none" fo:color="#000000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font-name="Arial" style:text-position="0% 100%" fo:font-size="8pt" fo:font-weight="normal" style:text-line-through-type="none" fo:font-style="normal" style:text-outline="false" fo:text-shadow="none" fo:color="#000000" style:font-name-complex="Arial" style:font-size-asian="8pt" style:font-size-complex="8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style:font-name="Arial" style:text-position="0% 100%" fo:font-size="8pt" fo:font-weight="normal" style:text-line-through-type="none" fo:font-style="normal" style:text-outline="false" fo:text-shadow="none" fo:color="#000000" style:font-name-complex="Arial" style:font-size-asian="8pt" style:font-size-complex="8pt" style:font-weight-asian="normal" style:font-weight-complex="normal" style:font-style-asian="normal" style:font-style-complex="normal" style:text-underline-style="none" style:text-underline-color="font-color"/>
    </style:style>
    <style:style style:name="T4" style:family="text">
      <style:text-properties style:font-style-complex="italic" style:font-name="Arial" style:font-style-asian="italic" style:font-weight-complex="normal" style:font-weight-asian="normal" style:font-size-complex="10pt" style:font-size-asian="10pt" style:font-name-complex="Arial" style:text-position="0% 100%" fo:color="#000000" style:text-outline="false" fo:font-style="italic" style:text-line-through-type="none" style:text-underline-style="none" style:text-underline-color="font-color" fo:font-weight="normal" fo:font-size="10pt" fo:text-shadow="none"/>
    </style:style>
    <style:style style:name="T5" style:family="text">
      <style:text-properties style:font-name="Arial" style:font-weight-complex="normal" style:font-weight-asian="normal" style:font-size-complex="10pt" style:font-size-asian="10pt" style:font-name-complex="Arial" style:text-position="0% 100%" fo:color="#000000" style:text-outline="false" style:text-line-through-type="none" style:text-underline-style="none" style:text-underline-color="font-color" fo:font-weight="normal" fo:font-size="10pt" fo:text-shadow="none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IPIP Big 5 Sample Questionnaire'.$B$125:.$C$125])" table:allow-empty-cell="true" table:display-list="no" table:base-cell-address="'IPIP Big 5 Sample Questionnaire'.B5">
          <table:help-message table:display="true">
            <text:p>Enter "x" or "X" in precisely one column per row. - If you enter a value in more than one column for a question, the score will use only the first one.</text:p>
          </table:help-message>
          <table:error-message table:message-type="stop" table:display="true"/>
        </table:content-validation>
        <table:content-validation table:name="val2" table:condition="of:cell-content-is-in-list(#REF!)" table:allow-empty-cell="true" table:display-list="no" table:base-cell-address="'PRINT GINNY'.B5">
          <table:help-message table:display="true">
            <text:p>Enter "x" or "X" in precisely one column per row. - If you enter a value in more than one column for a question, the score will use only the first one.</text:p>
          </table:help-message>
          <table:error-message table:message-type="stop" table:display="true"/>
        </table:content-validation>
      </table:content-validations>
      <table:table table:name="IPIP Big 5 Sample Questionnai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18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50 Item Big Five Sample Questionnaire – “I Am”</text:p>
          </table:table-cell>
          <table:covered-table-cell table:number-columns-repeated="5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2">
          <table:table-cell table:style-name="ce2" office:value-type="string" calcext:value-type="string">
            <text:p>Ginny Hartung</text:p>
          </table:table-cell>
          <table:table-cell table:style-name="ce11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2">
          <table:table-cell table:style-name="ce3" office:value-type="string" calcext:value-type="string">
            <text:p>With Respect to the Person Being Analyzed,</text:p>
          </table:table-cell>
          <table:table-cell table:style-name="ce12" office:value-type="string" calcext:value-type="string">
            <text:p>Very</text:p>
          </table:table-cell>
          <table:table-cell table:style-name="ce12" table:number-columns-repeated="3"/>
          <table:table-cell table:style-name="ce12" office:value-type="string" calcext:value-type="string">
            <text:p>Very</text:p>
          </table:table-cell>
          <table:table-cell table:style-name="ce16" office:value-type="string" calcext:value-type="string">
            <text:p>|</text:p>
          </table:table-cell>
          <table:table-cell table:style-name="ce3"/>
          <table:table-cell table:style-name="ce12"/>
          <table:table-cell table:style-name="ce13" table:number-columns-repeated="5"/>
          <table:table-cell table:style-name="ce17"/>
          <table:table-cell table:number-columns-repeated="49"/>
        </table:table-row>
        <table:table-row table:style-name="ro2">
          <table:table-cell table:style-name="ce3" office:value-type="string" calcext:value-type="string">
            <text:p>How Accurate Is Each Item?</text:p>
          </table:table-cell>
          <table:table-cell table:number-columns-repeated="2" table:style-name="ce12" office:value-type="string" calcext:value-type="string">
            <text:p>Inaccurate</text:p>
          </table:table-cell>
          <table:table-cell table:style-name="ce12" office:value-type="string" calcext:value-type="string">
            <text:p>Neutral</text:p>
          </table:table-cell>
          <table:table-cell table:number-columns-repeated="2" table:style-name="ce12" office:value-type="string" calcext:value-type="string">
            <text:p>Accurate</text:p>
          </table:table-cell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3" office:value-type="string" calcext:value-type="string">
            <text:p>Factor</text:p>
          </table:table-cell>
          <table:table-cell table:style-name="ce12" office:value-type="string" calcext:value-type="string">
            <text:p>Key</text:p>
          </table:table-cell>
          <table:table-cell table:number-columns-repeated="5" table:style-name="ce12" office:value-type="string" calcext:value-type="string">
            <text:p>Val</text:p>
          </table:table-cell>
          <table:table-cell table:style-name="ce18" office:value-type="string" calcext:value-type="string">
            <text:p>Score For This Item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I am the life of the party.</text:p>
          </table:table-cell>
          <table:table-cell table:style-name="ce42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8"/>
          <table:table-cell table:style-name="ce17"/>
          <table:table-cell table:number-columns-repeated="17"/>
          <table:table-cell table:style-name="ce4" office:value-type="string" calcext:value-type="string">
            <text:p>Extraversion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5]);[.AJ5];IF(ISTEXT([.C5]);[.AK5];IF(ISTEXT([.D5]);[.AL5];IF(ISTEXT([.E5]);[.AM5];IF(ISTEXT([.F5]);[.AN5];0)))))" office:value-type="float" office:value="2" calcext:value-type="float">
            <text:p>2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Feel little concern for others.</text:p>
          </table:table-cell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4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Agreeableness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6]);[.AJ6];IF(ISTEXT([.C6]);[.AK6];IF(ISTEXT([.D6]);[.AL6];IF(ISTEXT([.E6]);[.AM6];IF(ISTEXT([.F6]);[.AN6];0)))))" office:value-type="float" office:value="5" calcext:value-type="float">
            <text:p>5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I am always prepared.</text:p>
          </table:table-cell>
          <table:table-cell table:style-name="ce14" table:content-validation-name="val1" table:number-columns-repeated="2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2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Conscientious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7]);[.AJ7];IF(ISTEXT([.C7]);[.AK7];IF(ISTEXT([.D7]);[.AL7];IF(ISTEXT([.E7]);[.AM7];IF(ISTEXT([.F7]);[.AN7];0)))))" office:value-type="float" office:value="3" calcext:value-type="float">
            <text:p>3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Get stressed out easily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Neuroticism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8]);[.AJ8];IF(ISTEXT([.C8]);[.AK8];IF(ISTEXT([.D8]);[.AL8];IF(ISTEXT([.E8]);[.AM8];IF(ISTEXT([.F8]);[.AN8];0)))))" office:value-type="float" office:value="2" calcext:value-type="float">
            <text:p>2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Have a rich vocabulary.</text:p>
          </table:table-cell>
          <table:table-cell table:style-name="ce14" table:content-validation-name="val1" table:number-columns-repeated="2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2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Open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9]);[.AJ9];IF(ISTEXT([.C9]);[.AK9];IF(ISTEXT([.D9]);[.AL9];IF(ISTEXT([.E9]);[.AM9];IF(ISTEXT([.F9]);[.AN9];0)))))" office:value-type="float" office:value="3" calcext:value-type="float">
            <text:p>3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Don't talk a lot.</text:p>
          </table:table-cell>
          <table:table-cell table:style-name="ce14" table:content-validation-name="val1" table:number-columns-repeated="2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2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Extraversion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10]);[.AJ10];IF(ISTEXT([.C10]);[.AK10];IF(ISTEXT([.D10]);[.AL10];IF(ISTEXT([.E10]);[.AM10];IF(ISTEXT([.F10]);[.AN10];0)))))" office:value-type="float" office:value="3" calcext:value-type="float">
            <text:p>3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I am interested in people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Agreeable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11]);[.AJ11];IF(ISTEXT([.C11]);[.AK11];IF(ISTEXT([.D11]);[.AL11];IF(ISTEXT([.E11]);[.AM11];IF(ISTEXT([.F11]);[.AN11];0)))))" office:value-type="float" office:value="4" calcext:value-type="float">
            <text:p>4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Leave my belongings around.</text:p>
          </table:table-cell>
          <table:table-cell table:style-name="ce14" table:content-validation-name="val1" table:number-columns-repeated="2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2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Conscientiousness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12]);[.AJ12];IF(ISTEXT([.C12]);[.AK12];IF(ISTEXT([.D12]);[.AL12];IF(ISTEXT([.E12]);[.AM12];IF(ISTEXT([.F12]);[.AN12];0)))))" office:value-type="float" office:value="3" calcext:value-type="float">
            <text:p>3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I am relaxed most of the time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Neuroticism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13]);[.AJ13];IF(ISTEXT([.C13]);[.AK13];IF(ISTEXT([.D13]);[.AL13];IF(ISTEXT([.E13]);[.AM13];IF(ISTEXT([.F13]);[.AN13];0)))))" office:value-type="float" office:value="2" calcext:value-type="float">
            <text:p>2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Have difficulty understanding abstract ideas.</text:p>
          </table:table-cell>
          <table:table-cell table:style-name="ce14" table:content-validation-name="val1" table:number-columns-repeated="2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2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Openness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14]);[.AJ14];IF(ISTEXT([.C14]);[.AK14];IF(ISTEXT([.D14]);[.AL14];IF(ISTEXT([.E14]);[.AM14];IF(ISTEXT([.F14]);[.AN14];0)))))" office:value-type="float" office:value="3" calcext:value-type="float">
            <text:p>3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Feel comfortable around people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Extraversion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15]);[.AJ15];IF(ISTEXT([.C15]);[.AK15];IF(ISTEXT([.D15]);[.AL15];IF(ISTEXT([.E15]);[.AM15];IF(ISTEXT([.F15]);[.AN15];0)))))" office:value-type="float" office:value="4" calcext:value-type="float">
            <text:p>4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Insult people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Agreeableness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16]);[.AJ16];IF(ISTEXT([.C16]);[.AK16];IF(ISTEXT([.D16]);[.AL16];IF(ISTEXT([.E16]);[.AM16];IF(ISTEXT([.F16]);[.AN16];0)))))" office:value-type="float" office:value="4" calcext:value-type="float">
            <text:p>4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Pay attention to details.</text:p>
          </table:table-cell>
          <table:table-cell table:style-name="ce14" table:content-validation-name="val1" table:number-columns-repeated="2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2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Conscientious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17]);[.AJ17];IF(ISTEXT([.C17]);[.AK17];IF(ISTEXT([.D17]);[.AL17];IF(ISTEXT([.E17]);[.AM17];IF(ISTEXT([.F17]);[.AN17];0)))))" office:value-type="float" office:value="3" calcext:value-type="float">
            <text:p>3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Worry about things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Neuroticism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18]);[.AJ18];IF(ISTEXT([.C18]);[.AK18];IF(ISTEXT([.D18]);[.AL18];IF(ISTEXT([.E18]);[.AM18];IF(ISTEXT([.F18]);[.AN18];0)))))" office:value-type="float" office:value="4" calcext:value-type="float">
            <text:p>4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Have a vivid imagination.</text:p>
          </table:table-cell>
          <table:table-cell table:style-name="ce14" table:content-validation-name="val1" table:number-columns-repeated="2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2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Open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19]);[.AJ19];IF(ISTEXT([.C19]);[.AK19];IF(ISTEXT([.D19]);[.AL19];IF(ISTEXT([.E19]);[.AM19];IF(ISTEXT([.F19]);[.AN19];0)))))" office:value-type="float" office:value="3" calcext:value-type="float">
            <text:p>3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Keep in the background.</text:p>
          </table:table-cell>
          <table:table-cell table:style-name="ce14" table:content-validation-name="val1" table:number-columns-repeated="2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2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Extraversion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20]);[.AJ20];IF(ISTEXT([.C20]);[.AK20];IF(ISTEXT([.D20]);[.AL20];IF(ISTEXT([.E20]);[.AM20];IF(ISTEXT([.F20]);[.AN20];0)))))" office:value-type="float" office:value="3" calcext:value-type="float">
            <text:p>3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Sympathize with others' feelings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Agreeable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21]);[.AJ21];IF(ISTEXT([.C21]);[.AK21];IF(ISTEXT([.D21]);[.AL21];IF(ISTEXT([.E21]);[.AM21];IF(ISTEXT([.F21]);[.AN21];0)))))" office:value-type="float" office:value="4" calcext:value-type="float">
            <text:p>4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Make a mess of things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Conscientiousness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22]);[.AJ22];IF(ISTEXT([.C22]);[.AK22];IF(ISTEXT([.D22]);[.AL22];IF(ISTEXT([.E22]);[.AM22];IF(ISTEXT([.F22]);[.AN22];0)))))" office:value-type="float" office:value="4" calcext:value-type="float">
            <text:p>4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Seldom feel blue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Neuroticism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23]);[.AJ23];IF(ISTEXT([.C23]);[.AK23];IF(ISTEXT([.D23]);[.AL23];IF(ISTEXT([.E23]);[.AM23];IF(ISTEXT([.F23]);[.AN23];0)))))" office:value-type="float" office:value="2" calcext:value-type="float">
            <text:p>2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I am not interested in abstract ideas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Openness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24]);[.AJ24];IF(ISTEXT([.C24]);[.AK24];IF(ISTEXT([.D24]);[.AL24];IF(ISTEXT([.E24]);[.AM24];IF(ISTEXT([.F24]);[.AN24];0)))))" office:value-type="float" office:value="2" calcext:value-type="float">
            <text:p>2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Start conversations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Extraversion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25]);[.AJ25];IF(ISTEXT([.C25]);[.AK25];IF(ISTEXT([.D25]);[.AL25];IF(ISTEXT([.E25]);[.AM25];IF(ISTEXT([.F25]);[.AN25];0)))))" office:value-type="float" office:value="4" calcext:value-type="float">
            <text:p>4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I am not interested in other people's problems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Agreeableness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26]);[.AJ26];IF(ISTEXT([.C26]);[.AK26];IF(ISTEXT([.D26]);[.AL26];IF(ISTEXT([.E26]);[.AM26];IF(ISTEXT([.F26]);[.AN26];0)))))" office:value-type="float" office:value="4" calcext:value-type="float">
            <text:p>4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Get chores done right away.</text:p>
          </table:table-cell>
          <table:table-cell table:style-name="ce14" table:content-validation-name="val1" table:number-columns-repeated="2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2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Conscientious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27]);[.AJ27];IF(ISTEXT([.C27]);[.AK27];IF(ISTEXT([.D27]);[.AL27];IF(ISTEXT([.E27]);[.AM27];IF(ISTEXT([.F27]);[.AN27];0)))))" office:value-type="float" office:value="3" calcext:value-type="float">
            <text:p>3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I am easily disturbed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Neuroticism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28]);[.AJ28];IF(ISTEXT([.C28]);[.AK28];IF(ISTEXT([.D28]);[.AL28];IF(ISTEXT([.E28]);[.AM28];IF(ISTEXT([.F28]);[.AN28];0)))))" office:value-type="float" office:value="2" calcext:value-type="float">
            <text:p>2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Have excellent ideas.</text:p>
          </table:table-cell>
          <table:table-cell table:style-name="ce14" table:content-validation-name="val1" table:number-columns-repeated="2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2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Open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29]);[.AJ29];IF(ISTEXT([.C29]);[.AK29];IF(ISTEXT([.D29]);[.AL29];IF(ISTEXT([.E29]);[.AM29];IF(ISTEXT([.F29]);[.AN29];0)))))" office:value-type="float" office:value="3" calcext:value-type="float">
            <text:p>3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Have little to say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Extraversion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30]);[.AJ30];IF(ISTEXT([.C30]);[.AK30];IF(ISTEXT([.D30]);[.AL30];IF(ISTEXT([.E30]);[.AM30];IF(ISTEXT([.F30]);[.AN30];0)))))" office:value-type="float" office:value="4" calcext:value-type="float">
            <text:p>4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Have a soft heart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Agreeable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31]);[.AJ31];IF(ISTEXT([.C31]);[.AK31];IF(ISTEXT([.D31]);[.AL31];IF(ISTEXT([.E31]);[.AM31];IF(ISTEXT([.F31]);[.AN31];0)))))" office:value-type="float" office:value="4" calcext:value-type="float">
            <text:p>4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Often forget to put things back in their proper place.</text:p>
          </table:table-cell>
          <table:table-cell table:style-name="ce14" table:content-validation-name="val1" table:number-columns-repeated="2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2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Conscientiousness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32]);[.AJ32];IF(ISTEXT([.C32]);[.AK32];IF(ISTEXT([.D32]);[.AL32];IF(ISTEXT([.E32]);[.AM32];IF(ISTEXT([.F32]);[.AN32];0)))))" office:value-type="float" office:value="3" calcext:value-type="float">
            <text:p>3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Get upset easily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Neuroticism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33]);[.AJ33];IF(ISTEXT([.C33]);[.AK33];IF(ISTEXT([.D33]);[.AL33];IF(ISTEXT([.E33]);[.AM33];IF(ISTEXT([.F33]);[.AN33];0)))))" office:value-type="float" office:value="2" calcext:value-type="float">
            <text:p>2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Do not have a good imagination.</text:p>
          </table:table-cell>
          <table:table-cell table:style-name="ce14" table:content-validation-name="val1" table:number-columns-repeated="2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2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Openness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34]);[.AJ34];IF(ISTEXT([.C34]);[.AK34];IF(ISTEXT([.D34]);[.AL34];IF(ISTEXT([.E34]);[.AM34];IF(ISTEXT([.F34]);[.AN34];0)))))" office:value-type="float" office:value="3" calcext:value-type="float">
            <text:p>3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Talk to a lot of different people at parties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Extraversion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35]);[.AJ35];IF(ISTEXT([.C35]);[.AK35];IF(ISTEXT([.D35]);[.AL35];IF(ISTEXT([.E35]);[.AM35];IF(ISTEXT([.F35]);[.AN35];0)))))" office:value-type="float" office:value="4" calcext:value-type="float">
            <text:p>4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I am not really interested in others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Agreeableness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36]);[.AJ36];IF(ISTEXT([.C36]);[.AK36];IF(ISTEXT([.D36]);[.AL36];IF(ISTEXT([.E36]);[.AM36];IF(ISTEXT([.F36]);[.AN36];0)))))" office:value-type="float" office:value="4" calcext:value-type="float">
            <text:p>4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Like order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Conscientious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37]);[.AJ37];IF(ISTEXT([.C37]);[.AK37];IF(ISTEXT([.D37]);[.AL37];IF(ISTEXT([.E37]);[.AM37];IF(ISTEXT([.F37]);[.AN37];0)))))" office:value-type="float" office:value="4" calcext:value-type="float">
            <text:p>4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Change my mood a lot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Neuroticism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38]);[.AJ38];IF(ISTEXT([.C38]);[.AK38];IF(ISTEXT([.D38]);[.AL38];IF(ISTEXT([.E38]);[.AM38];IF(ISTEXT([.F38]);[.AN38];0)))))" office:value-type="float" office:value="2" calcext:value-type="float">
            <text:p>2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I am quick to understand things.</text:p>
          </table:table-cell>
          <table:table-cell table:style-name="ce14" table:content-validation-name="val1" table:number-columns-repeated="2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2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Open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39]);[.AJ39];IF(ISTEXT([.C39]);[.AK39];IF(ISTEXT([.D39]);[.AL39];IF(ISTEXT([.E39]);[.AM39];IF(ISTEXT([.F39]);[.AN39];0)))))" office:value-type="float" office:value="3" calcext:value-type="float">
            <text:p>3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Don't like to draw attention to myself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Extraversion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40]);[.AJ40];IF(ISTEXT([.C40]);[.AK40];IF(ISTEXT([.D40]);[.AL40];IF(ISTEXT([.E40]);[.AM40];IF(ISTEXT([.F40]);[.AN40];0)))))" office:value-type="float" office:value="2" calcext:value-type="float">
            <text:p>2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Take time out for others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Agreeable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41]);[.AJ41];IF(ISTEXT([.C41]);[.AK41];IF(ISTEXT([.D41]);[.AL41];IF(ISTEXT([.E41]);[.AM41];IF(ISTEXT([.F41]);[.AN41];0)))))" office:value-type="float" office:value="4" calcext:value-type="float">
            <text:p>4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Shirk my duties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Conscientiousness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42]);[.AJ42];IF(ISTEXT([.C42]);[.AK42];IF(ISTEXT([.D42]);[.AL42];IF(ISTEXT([.E42]);[.AM42];IF(ISTEXT([.F42]);[.AN42];0)))))" office:value-type="float" office:value="4" calcext:value-type="float">
            <text:p>4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Have frequent mood swings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Neuroticism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43]);[.AJ43];IF(ISTEXT([.C43]);[.AK43];IF(ISTEXT([.D43]);[.AL43];IF(ISTEXT([.E43]);[.AM43];IF(ISTEXT([.F43]);[.AN43];0)))))" office:value-type="float" office:value="2" calcext:value-type="float">
            <text:p>2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Use difficult words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Open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44]);[.AJ44];IF(ISTEXT([.C44]);[.AK44];IF(ISTEXT([.D44]);[.AL44];IF(ISTEXT([.E44]);[.AM44];IF(ISTEXT([.F44]);[.AN44];0)))))" office:value-type="float" office:value="2" calcext:value-type="float">
            <text:p>2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Don't mind being the center of attention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Extraversion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45]);[.AJ45];IF(ISTEXT([.C45]);[.AK45];IF(ISTEXT([.D45]);[.AL45];IF(ISTEXT([.E45]);[.AM45];IF(ISTEXT([.F45]);[.AN45];0)))))" office:value-type="float" office:value="2" calcext:value-type="float">
            <text:p>2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Feel others' emotions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Agreeable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46]);[.AJ46];IF(ISTEXT([.C46]);[.AK46];IF(ISTEXT([.D46]);[.AL46];IF(ISTEXT([.E46]);[.AM46];IF(ISTEXT([.F46]);[.AN46];0)))))" office:value-type="float" office:value="4" calcext:value-type="float">
            <text:p>4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Follow a schedule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Conscientious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47]);[.AJ47];IF(ISTEXT([.C47]);[.AK47];IF(ISTEXT([.D47]);[.AL47];IF(ISTEXT([.E47]);[.AM47];IF(ISTEXT([.F47]);[.AN47];0)))))" office:value-type="float" office:value="4" calcext:value-type="float">
            <text:p>4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Get irritated easily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Neuroticism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48]);[.AJ48];IF(ISTEXT([.C48]);[.AK48];IF(ISTEXT([.D48]);[.AL48];IF(ISTEXT([.E48]);[.AM48];IF(ISTEXT([.F48]);[.AN48];0)))))" office:value-type="float" office:value="2" calcext:value-type="float">
            <text:p>2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Spend time reflecting on things.</text:p>
          </table:table-cell>
          <table:table-cell table:style-name="ce14" table:content-validation-name="val1" table:number-columns-repeated="2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2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Open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49]);[.AJ49];IF(ISTEXT([.C49]);[.AK49];IF(ISTEXT([.D49]);[.AL49];IF(ISTEXT([.E49]);[.AM49];IF(ISTEXT([.F49]);[.AN49];0)))))" office:value-type="float" office:value="3" calcext:value-type="float">
            <text:p>3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I am quiet around strangers.</text:p>
          </table:table-cell>
          <table:table-cell table:style-name="ce14" table:content-validation-name="val1" table:number-columns-repeated="2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2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Extraversion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50]);[.AJ50];IF(ISTEXT([.C50]);[.AK50];IF(ISTEXT([.D50]);[.AL50];IF(ISTEXT([.E50]);[.AM50];IF(ISTEXT([.F50]);[.AN50];0)))))" office:value-type="float" office:value="3" calcext:value-type="float">
            <text:p>3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Make people feel at ease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Agreeable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51]);[.AJ51];IF(ISTEXT([.C51]);[.AK51];IF(ISTEXT([.D51]);[.AL51];IF(ISTEXT([.E51]);[.AM51];IF(ISTEXT([.F51]);[.AN51];0)))))" office:value-type="float" office:value="4" calcext:value-type="float">
            <text:p>4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I am exacting in my work.</text:p>
          </table:table-cell>
          <table:table-cell table:style-name="ce14" table:content-validation-name="val1" table:number-columns-repeated="2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2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Conscientious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52]);[.AJ52];IF(ISTEXT([.C52]);[.AK52];IF(ISTEXT([.D52]);[.AL52];IF(ISTEXT([.E52]);[.AM52];IF(ISTEXT([.F52]);[.AN52];0)))))" office:value-type="float" office:value="3" calcext:value-type="float">
            <text:p>3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Often feel blue.</text:p>
          </table:table-cell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4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Neuroticism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53]);[.AJ53];IF(ISTEXT([.C53]);[.AK53];IF(ISTEXT([.D53]);[.AL53];IF(ISTEXT([.E53]);[.AM53];IF(ISTEXT([.F53]);[.AN53];0)))))" office:value-type="float" office:value="1" calcext:value-type="float">
            <text:p>1</text:p>
          </table:table-cell>
          <table:table-cell table:number-columns-repeated="23"/>
        </table:table-row>
        <table:table-row table:style-name="ro2">
          <table:table-cell table:style-name="ce4" office:value-type="string" calcext:value-type="string">
            <text:p>I am full of ideas.</text:p>
          </table:table-cell>
          <table:table-cell table:style-name="ce14" table:content-validation-name="val1" table:number-columns-repeated="2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2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Open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54]);[.AJ54];IF(ISTEXT([.C54]);[.AK54];IF(ISTEXT([.D54]);[.AL54];IF(ISTEXT([.E54]);[.AM54];IF(ISTEXT([.F54]);[.AN54];0)))))" office:value-type="float" office:value="3" calcext:value-type="float">
            <text:p>3</text:p>
          </table:table-cell>
          <table:table-cell table:number-columns-repeated="23"/>
        </table:table-row>
        <table:table-row table:style-name="ro2">
          <table:table-cell/>
          <table:table-cell table:style-name="ce42" table:content-validation-name="val1" table:number-columns-repeated="5"/>
          <table:table-cell table:style-name="ce16" office:value-type="string" calcext:value-type="string">
            <text:p>|</text:p>
          </table:table-cell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2">
          <table:table-cell table:style-name="ce5"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style-name="ce16" office:value-type="string" calcext:value-type="string">
            <text:p>|</text:p>
          </table:table-cell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2">
          <table:table-cell/>
          <table:table-cell table:style-name="ce13" table:number-columns-repeated="5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2">
          <table:table-cell table:style-name="ce6" office:value-type="string" calcext:value-type="string">
            <text:p><text:span text:style-name="T1">Items copied from </text:span><text:span text:style-name="T2">https://ipip.ori.org/New_IPIP-50-item-scale.htm</text:span><text:span text:style-name="T3"> on May 23, 2020.</text:span></text:p>
          </table:table-cell>
          <table:table-cell table:style-name="ce13" table:number-columns-repeated="5"/>
          <table:table-cell table:style-name="ce16"/>
          <table:table-cell table:number-columns-repeated="5"/>
          <table:table-cell table:style-name="ce13" table:number-columns-repeated="2"/>
          <table:table-cell table:style-name="ce17"/>
          <table:table-cell table:number-columns-repeated="49"/>
        </table:table-row>
        <table:table-row table:style-name="ro2" table:number-rows-repeated="2">
          <table:table-cell/>
          <table:table-cell table:style-name="ce13" table:number-columns-repeated="5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2">
          <table:table-cell table:style-name="ce7" office:value-type="string" calcext:value-type="string">
            <text:p>Results appear below, starting on row 101</text:p>
          </table:table-cell>
          <table:table-cell table:style-name="ce13" table:number-columns-repeated="5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2">
          <table:table-cell/>
          <table:table-cell table:style-name="ce15" table:number-columns-repeated="2"/>
          <table:table-cell table:style-name="ce13" table:number-columns-repeated="3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2" table:number-rows-repeated="6">
          <table:table-cell table:number-columns-repeated="4"/>
          <table:table-cell table:style-name="ce13" table:number-columns-repeated="2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2" table:number-rows-repeated="6">
          <table:table-cell/>
          <table:table-cell table:style-name="ce13" table:number-columns-repeated="5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2">
          <table:table-cell table:number-columns-repeated="5"/>
          <table:table-cell table:style-name="ce13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2" table:number-rows-repeated="24">
          <table:table-cell/>
          <table:table-cell table:style-name="ce13" table:number-columns-repeated="5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2">
          <table:table-cell table:number-columns-repeated="5"/>
          <table:table-cell table:style-name="ce13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2">
          <table:table-cell table:style-name="ce8" office:value-type="string" calcext:value-type="string">
            <text:p>Ginny Hartung</text:p>
          </table:table-cell>
          <table:table-cell table:style-name="ce15" office:value-type="string" calcext:value-type="string">
            <text:p>Raw 10-50</text:p>
          </table:table-cell>
          <table:table-cell table:style-name="ce15" office:value-type="string" calcext:value-type="string">
            <text:p>Percent</text:p>
          </table:table-cell>
          <table:table-cell table:style-name="ce15" office:value-type="string" calcext:value-type="string">
            <text:p>Meaning</text:p>
          </table:table-cell>
          <table:table-cell table:style-name="ce13" table:number-columns-repeated="2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2">
          <table:table-cell table:style-name="ce9" office:value-type="string" calcext:value-type="string">
            <text:p>Extraversion</text:p>
          </table:table-cell>
          <table:table-cell table:style-name="ce13" table:formula="of:=SUM([.AO5]+[.AO10]+[.AO15]+[.AO20]+[.AO25]+[.AO30]+[.AO35]+[.AO40]+[.AO45]+[.AO50])" office:value-type="float" office:value="31" calcext:value-type="float">
            <text:p>31</text:p>
          </table:table-cell>
          <table:table-cell table:style-name="ce13" table:formula="of:=PRODUCT(SUM( [.B102];-5);2)" office:value-type="float" office:value="52" calcext:value-type="float">
            <text:p>52</text:p>
          </table:table-cell>
          <table:table-cell table:style-name="ce13" table:formula="of:=IF([.C102]&lt;=20;&quot;Very Low&quot;;IF([.C102]&lt;=36;&quot;Low&quot;;IF([.C102]&lt;=46;&quot;A Little Low&quot;;IF([.C102]&lt;=53;&quot;Average&quot;;IF([.C102]&lt;=63;&quot;A Little High&quot;;IF([.C102]&lt;=80;&quot;High&quot;;&quot;Very High&quot;))))))" office:value-type="string" office:string-value="Average" calcext:value-type="string">
            <text:p>Average</text:p>
          </table:table-cell>
          <table:table-cell table:style-name="ce13" table:number-columns-repeated="2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2">
          <table:table-cell table:style-name="ce9" office:value-type="string" calcext:value-type="string">
            <text:p>Agreeableness</text:p>
          </table:table-cell>
          <table:table-cell table:style-name="ce13" table:formula="of:=SUM([.AO6]+[.AO11]+[.AO16]+[.AO21]+[.AO26]+[.AO31]+[.AO36]+[.AO41]+[.AO46]+[.AO51])" office:value-type="float" office:value="41" calcext:value-type="float">
            <text:p>41</text:p>
          </table:table-cell>
          <table:table-cell table:style-name="ce13" table:formula="of:=PRODUCT(SUM( [.B103];-5);2)" office:value-type="float" office:value="72" calcext:value-type="float">
            <text:p>72</text:p>
          </table:table-cell>
          <table:table-cell table:style-name="ce13" table:formula="of:=IF([.C103]&lt;=20;&quot;Very Low&quot;;IF([.C103]&lt;=36;&quot;Low&quot;;IF([.C103]&lt;=46;&quot;A Little Low&quot;;IF([.C103]&lt;=53;&quot;Average&quot;;IF([.C103]&lt;=63;&quot;A Little High&quot;;IF([.C103]&lt;=80;&quot;High&quot;;&quot;Very High&quot;))))))" office:value-type="string" office:string-value="High" calcext:value-type="string">
            <text:p>High</text:p>
          </table:table-cell>
          <table:table-cell table:style-name="ce13" table:number-columns-repeated="2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2">
          <table:table-cell table:style-name="ce9" office:value-type="string" calcext:value-type="string">
            <text:p>Conscientiousness</text:p>
          </table:table-cell>
          <table:table-cell table:style-name="ce13" table:formula="of:=SUM([.AO7]+[.AO12]+[.AO17]+[.AO22]+[.AO27]+[.AO32]+[.AO37]+[.AO42]+[.AO47]+[.AO52])" office:value-type="float" office:value="34" calcext:value-type="float">
            <text:p>34</text:p>
          </table:table-cell>
          <table:table-cell table:style-name="ce13" table:formula="of:=PRODUCT(SUM( [.B104];-5);2)" office:value-type="float" office:value="58" calcext:value-type="float">
            <text:p>58</text:p>
          </table:table-cell>
          <table:table-cell table:style-name="ce13" table:formula="of:=IF([.C104]&lt;=20;&quot;Very Low&quot;;IF([.C104]&lt;=36;&quot;Low&quot;;IF([.C104]&lt;=46;&quot;A Little Low&quot;;IF([.C104]&lt;=53;&quot;Average&quot;;IF([.C104]&lt;=63;&quot;A Little High&quot;;IF([.C104]&lt;=80;&quot;High&quot;;&quot;Very High&quot;))))))" office:value-type="string" office:string-value="A Little High" calcext:value-type="string">
            <text:p>A Little High</text:p>
          </table:table-cell>
          <table:table-cell table:style-name="ce13" table:number-columns-repeated="2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2">
          <table:table-cell table:style-name="ce9" office:value-type="string" calcext:value-type="string">
            <text:p>Neuroticism</text:p>
          </table:table-cell>
          <table:table-cell table:style-name="ce13" table:formula="of:=SUM([.AO8]+[.AO13]+[.AO18]+[.AO23]+[.AO28]+[.AO33]+[.AO38]+[.AO43]+[.AO48]+[.AO53])" office:value-type="float" office:value="21" calcext:value-type="float">
            <text:p>21</text:p>
          </table:table-cell>
          <table:table-cell table:style-name="ce13" table:formula="of:=PRODUCT(SUM( [.B105];-5);2)" office:value-type="float" office:value="32" calcext:value-type="float">
            <text:p>32</text:p>
          </table:table-cell>
          <table:table-cell table:style-name="ce13" table:formula="of:=IF([.C105]&lt;=20;&quot;Very Low&quot;;IF([.C105]&lt;=36;&quot;Low&quot;;IF([.C105]&lt;=46;&quot;A Little Low&quot;;IF([.C105]&lt;=53;&quot;Average&quot;;IF([.C105]&lt;=63;&quot;A Little High&quot;;IF([.C105]&lt;=80;&quot;High&quot;;&quot;Very High&quot;))))))" office:value-type="string" office:string-value="Low" calcext:value-type="string">
            <text:p>Low</text:p>
          </table:table-cell>
          <table:table-cell table:style-name="ce13" table:number-columns-repeated="2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2">
          <table:table-cell table:style-name="ce9" office:value-type="string" calcext:value-type="string">
            <text:p>Openness</text:p>
          </table:table-cell>
          <table:table-cell table:style-name="ce13" table:formula="of:=SUM([.AO9]+[.AO14]+[.AO19]+[.AO24]+[.AO29]+[.AO34]+[.AO39]+[.AO44]+[.AO49]+[.AO54])" office:value-type="float" office:value="28" calcext:value-type="float">
            <text:p>28</text:p>
          </table:table-cell>
          <table:table-cell table:style-name="ce13" table:formula="of:=PRODUCT(SUM( [.B106];-5);2)" office:value-type="float" office:value="46" calcext:value-type="float">
            <text:p>46</text:p>
          </table:table-cell>
          <table:table-cell table:style-name="ce13" table:formula="of:=IF([.C106]&lt;=20;&quot;Very Low&quot;;IF([.C106]&lt;=36;&quot;Low&quot;;IF([.C106]&lt;=46;&quot;A Little Low&quot;;IF([.C106]&lt;=53;&quot;Average&quot;;IF([.C106]&lt;=63;&quot;A Little High&quot;;IF([.C106]&lt;=80;&quot;High&quot;;&quot;Very High&quot;))))))" office:value-type="string" office:string-value="A Little Low" calcext:value-type="string">
            <text:p>A Little Low</text:p>
          </table:table-cell>
          <table:table-cell table:style-name="ce13" table:number-columns-repeated="2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2" table:number-rows-repeated="18">
          <table:table-cell/>
          <table:table-cell table:style-name="ce13" table:number-columns-repeated="5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2">
          <table:table-cell table:style-name="ce10" office:value-type="string" calcext:value-type="string">
            <text:p><text:span text:style-name="T4">Used for input validation</text:span><text:span text:style-name="T5">:</text:span>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2" table:number-rows-repeated="875">
          <table:table-cell/>
          <table:table-cell table:style-name="ce13" table:number-columns-repeated="5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core Values for .csv" table:style-name="ta2">
        <office:forms form:automatic-focus="false" form:apply-design-mode="false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number-columns-repeated="2" table:default-cell-style-name="Default"/>
        <table:table-column table:style-name="co24" table:number-columns-repeated="20" table:default-cell-style-name="Default"/>
        <table:table-column table:style-name="co20" table:number-columns-repeated="38" table:default-cell-style-name="Default"/>
        <table:table-row table:style-name="ro2">
          <table:table-cell table:style-name="ce19" office:value-type="string" calcext:value-type="string">
            <text:p>Ginny Hartung</text:p>
          </table:table-cell>
          <table:table-cell table:style-name="ce4" office:value-type="string" calcext:value-type="string">
            <text:p>Raw 10-50</text:p>
          </table:table-cell>
          <table:table-cell table:style-name="ce4" office:value-type="string" calcext:value-type="string">
            <text:p>Percent</text:p>
          </table:table-cell>
          <table:table-cell table:style-name="ce4" office:value-type="string" calcext:value-type="string">
            <text:p>Meaning</text:p>
          </table:table-cell>
          <table:table-cell table:number-columns-repeated="60"/>
        </table:table-row>
        <table:table-row table:style-name="ro2">
          <table:table-cell table:style-name="ce4" office:value-type="string" calcext:value-type="string">
            <text:p>Extraversion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Average</text:p>
          </table:table-cell>
          <table:table-cell table:number-columns-repeated="60"/>
        </table:table-row>
        <table:table-row table:style-name="ro2">
          <table:table-cell table:style-name="ce4" office:value-type="string" calcext:value-type="string">
            <text:p>Agreeableness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string" calcext:value-type="string">
            <text:p>High</text:p>
          </table:table-cell>
          <table:table-cell table:number-columns-repeated="60"/>
        </table:table-row>
        <table:table-row table:style-name="ro2">
          <table:table-cell table:style-name="ce4" office:value-type="string" calcext:value-type="string">
            <text:p>Conscientiousness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A Little High</text:p>
          </table:table-cell>
          <table:table-cell table:number-columns-repeated="60"/>
        </table:table-row>
        <table:table-row table:style-name="ro2">
          <table:table-cell table:style-name="ce4" office:value-type="string" calcext:value-type="string">
            <text:p>Neuroticism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Low</text:p>
          </table:table-cell>
          <table:table-cell table:number-columns-repeated="60"/>
        </table:table-row>
        <table:table-row table:style-name="ro2">
          <table:table-cell table:style-name="ce4" office:value-type="string" calcext:value-type="string">
            <text:p>Openness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A Little Low</text:p>
          </table:table-cell>
          <table:table-cell table:number-columns-repeated="60"/>
        </table:table-row>
        <table:table-row table:style-name="ro2" table:number-rows-repeated="994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RINT GINNY" table:style-name="ta3">
        <table:table-column table:style-name="co25" table:default-cell-style-name="Default"/>
        <table:table-column table:style-name="co26" table:number-columns-repeated="5" table:default-cell-style-name="Default"/>
        <table:table-column table:style-name="co20" table:number-columns-repeated="58" table:default-cell-style-name="Default"/>
        <table:table-row table:style-name="ro2">
          <table:table-cell table:style-name="ce20" office:value-type="string" calcext:value-type="string" table:number-columns-spanned="6" table:number-rows-spanned="1">
            <text:p>IPIP 50 Item Big Five Sample Questionnaire – “I Am”</text:p>
          </table:table-cell>
          <table:covered-table-cell table:number-columns-repeated="4" table:style-name="ce24"/>
          <table:covered-table-cell table:style-name="ce29"/>
          <table:table-cell table:number-columns-repeated="58"/>
        </table:table-row>
        <table:table-row table:style-name="ro2">
          <table:table-cell table:style-name="ce21" office:value-type="string" calcext:value-type="string">
            <text:p>Ginny Hartung</text:p>
          </table:table-cell>
          <table:table-cell table:style-name="ce2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3" table:style-name="ce24"/>
          <table:covered-table-cell table:style-name="ce29"/>
          <table:table-cell table:number-columns-repeated="58"/>
        </table:table-row>
        <table:table-row table:style-name="ro2">
          <table:table-cell table:style-name="ce22" office:value-type="string" calcext:value-type="string">
            <text:p>With Respect to the Person Being Analyzed,</text:p>
          </table:table-cell>
          <table:table-cell table:style-name="ce26" office:value-type="string" calcext:value-type="string">
            <text:p>Very</text:p>
          </table:table-cell>
          <table:table-cell table:style-name="ce26" table:number-columns-repeated="3"/>
          <table:table-cell table:style-name="ce26" office:value-type="string" calcext:value-type="string">
            <text:p>Very</text:p>
          </table:table-cell>
          <table:table-cell table:number-columns-repeated="58"/>
        </table:table-row>
        <table:table-row table:style-name="ro2">
          <table:table-cell table:style-name="ce22" office:value-type="string" calcext:value-type="string">
            <text:p>How Accurate Is Each Item?</text:p>
          </table:table-cell>
          <table:table-cell table:number-columns-repeated="2" table:style-name="ce26" office:value-type="string" calcext:value-type="string">
            <text:p>Inaccurate</text:p>
          </table:table-cell>
          <table:table-cell table:style-name="ce26" office:value-type="string" calcext:value-type="string">
            <text:p>Neutral</text:p>
          </table:table-cell>
          <table:table-cell table:number-columns-repeated="2" table:style-name="ce26" office:value-type="string" calcext:value-type="string">
            <text:p>Accurate</text:p>
          </table:table-cell>
          <table:table-cell table:number-columns-repeated="58"/>
        </table:table-row>
        <table:table-row table:style-name="ro2">
          <table:table-cell table:style-name="ce23" office:value-type="string" calcext:value-type="string">
            <text:p>I am the life of the party.</text:p>
          </table:table-cell>
          <table:table-cell table:style-name="ce27" table:content-validation-name="val2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 table:number-columns-repeated="3"/>
          <table:table-cell table:number-columns-repeated="58"/>
        </table:table-row>
        <table:table-row table:style-name="ro2">
          <table:table-cell table:style-name="ce23" office:value-type="string" calcext:value-type="string">
            <text:p>Feel little concern for others.</text:p>
          </table:table-cell>
          <table:table-cell table:style-name="ce28" table:content-validation-name="val2" table:number-columns-repeated="3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/>
          <table:table-cell table:number-columns-repeated="58"/>
        </table:table-row>
        <table:table-row table:style-name="ro2">
          <table:table-cell table:style-name="ce23" office:value-type="string" calcext:value-type="string">
            <text:p>I am always prepared.</text:p>
          </table:table-cell>
          <table:table-cell table:style-name="ce28" table:content-validation-name="val2" table:number-columns-repeated="2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 table:number-columns-repeated="2"/>
          <table:table-cell table:number-columns-repeated="58"/>
        </table:table-row>
        <table:table-row table:style-name="ro2">
          <table:table-cell table:style-name="ce23" office:value-type="string" calcext:value-type="string">
            <text:p>Get stressed out easily.</text:p>
          </table:table-cell>
          <table:table-cell table:style-name="ce28" table:content-validation-name="val2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 table:number-columns-repeated="3"/>
          <table:table-cell table:number-columns-repeated="58"/>
        </table:table-row>
        <table:table-row table:style-name="ro2">
          <table:table-cell table:style-name="ce23" office:value-type="string" calcext:value-type="string">
            <text:p>Have a rich vocabulary.</text:p>
          </table:table-cell>
          <table:table-cell table:style-name="ce28" table:content-validation-name="val2" table:number-columns-repeated="2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 table:number-columns-repeated="2"/>
          <table:table-cell table:number-columns-repeated="58"/>
        </table:table-row>
        <table:table-row table:style-name="ro2">
          <table:table-cell table:style-name="ce23" office:value-type="string" calcext:value-type="string">
            <text:p>Don't talk a lot.</text:p>
          </table:table-cell>
          <table:table-cell table:style-name="ce28" table:content-validation-name="val2" table:number-columns-repeated="2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 table:number-columns-repeated="2"/>
          <table:table-cell table:number-columns-repeated="58"/>
        </table:table-row>
        <table:table-row table:style-name="ro2">
          <table:table-cell table:style-name="ce23" office:value-type="string" calcext:value-type="string">
            <text:p>I am interested in people.</text:p>
          </table:table-cell>
          <table:table-cell table:style-name="ce28" table:content-validation-name="val2" table:number-columns-repeated="3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/>
          <table:table-cell table:number-columns-repeated="58"/>
        </table:table-row>
        <table:table-row table:style-name="ro2">
          <table:table-cell table:style-name="ce23" office:value-type="string" calcext:value-type="string">
            <text:p>Leave my belongings around.</text:p>
          </table:table-cell>
          <table:table-cell table:style-name="ce28" table:content-validation-name="val2" table:number-columns-repeated="2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 table:number-columns-repeated="2"/>
          <table:table-cell table:number-columns-repeated="58"/>
        </table:table-row>
        <table:table-row table:style-name="ro2">
          <table:table-cell table:style-name="ce23" office:value-type="string" calcext:value-type="string">
            <text:p>I am relaxed most of the time.</text:p>
          </table:table-cell>
          <table:table-cell table:style-name="ce28" table:content-validation-name="val2" table:number-columns-repeated="3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/>
          <table:table-cell table:number-columns-repeated="58"/>
        </table:table-row>
        <table:table-row table:style-name="ro2">
          <table:table-cell table:style-name="ce23" office:value-type="string" calcext:value-type="string">
            <text:p>Have difficulty understanding abstract ideas.</text:p>
          </table:table-cell>
          <table:table-cell table:style-name="ce28" table:content-validation-name="val2" table:number-columns-repeated="2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 table:number-columns-repeated="2"/>
          <table:table-cell table:number-columns-repeated="58"/>
        </table:table-row>
        <table:table-row table:style-name="ro2">
          <table:table-cell table:style-name="ce23" office:value-type="string" calcext:value-type="string">
            <text:p>Feel comfortable around people.</text:p>
          </table:table-cell>
          <table:table-cell table:style-name="ce28" table:content-validation-name="val2" table:number-columns-repeated="3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/>
          <table:table-cell table:number-columns-repeated="58"/>
        </table:table-row>
        <table:table-row table:style-name="ro2">
          <table:table-cell table:style-name="ce23" office:value-type="string" calcext:value-type="string">
            <text:p>Insult people.</text:p>
          </table:table-cell>
          <table:table-cell table:style-name="ce28" table:content-validation-name="val2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 table:number-columns-repeated="3"/>
          <table:table-cell table:number-columns-repeated="58"/>
        </table:table-row>
        <table:table-row table:style-name="ro2">
          <table:table-cell table:style-name="ce23" office:value-type="string" calcext:value-type="string">
            <text:p>Pay attention to details.</text:p>
          </table:table-cell>
          <table:table-cell table:style-name="ce28" table:content-validation-name="val2" table:number-columns-repeated="2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 table:number-columns-repeated="2"/>
          <table:table-cell table:number-columns-repeated="58"/>
        </table:table-row>
        <table:table-row table:style-name="ro2">
          <table:table-cell table:style-name="ce23" office:value-type="string" calcext:value-type="string">
            <text:p>Worry about things.</text:p>
          </table:table-cell>
          <table:table-cell table:style-name="ce28" table:content-validation-name="val2" table:number-columns-repeated="3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/>
          <table:table-cell table:number-columns-repeated="58"/>
        </table:table-row>
        <table:table-row table:style-name="ro2">
          <table:table-cell table:style-name="ce23" office:value-type="string" calcext:value-type="string">
            <text:p>Have a vivid imagination.</text:p>
          </table:table-cell>
          <table:table-cell table:style-name="ce28" table:content-validation-name="val2" table:number-columns-repeated="2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 table:number-columns-repeated="2"/>
          <table:table-cell table:number-columns-repeated="58"/>
        </table:table-row>
        <table:table-row table:style-name="ro2">
          <table:table-cell table:style-name="ce23" office:value-type="string" calcext:value-type="string">
            <text:p>Keep in the background.</text:p>
          </table:table-cell>
          <table:table-cell table:style-name="ce28" table:content-validation-name="val2" table:number-columns-repeated="2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 table:number-columns-repeated="2"/>
          <table:table-cell table:number-columns-repeated="58"/>
        </table:table-row>
        <table:table-row table:style-name="ro2">
          <table:table-cell table:style-name="ce23" office:value-type="string" calcext:value-type="string">
            <text:p>Sympathize with others' feelings.</text:p>
          </table:table-cell>
          <table:table-cell table:style-name="ce28" table:content-validation-name="val2" table:number-columns-repeated="3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/>
          <table:table-cell table:number-columns-repeated="58"/>
        </table:table-row>
        <table:table-row table:style-name="ro2">
          <table:table-cell table:style-name="ce23" office:value-type="string" calcext:value-type="string">
            <text:p>Make a mess of things.</text:p>
          </table:table-cell>
          <table:table-cell table:style-name="ce28" table:content-validation-name="val2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 table:number-columns-repeated="3"/>
          <table:table-cell table:number-columns-repeated="58"/>
        </table:table-row>
        <table:table-row table:style-name="ro2">
          <table:table-cell table:style-name="ce23" office:value-type="string" calcext:value-type="string">
            <text:p>Seldom feel blue.</text:p>
          </table:table-cell>
          <table:table-cell table:style-name="ce28" table:content-validation-name="val2" table:number-columns-repeated="3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/>
          <table:table-cell table:number-columns-repeated="58"/>
        </table:table-row>
        <table:table-row table:style-name="ro2">
          <table:table-cell table:style-name="ce23" office:value-type="string" calcext:value-type="string">
            <text:p>I am not interested in abstract ideas.</text:p>
          </table:table-cell>
          <table:table-cell table:style-name="ce28" table:content-validation-name="val2" table:number-columns-repeated="3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/>
          <table:table-cell table:number-columns-repeated="58"/>
        </table:table-row>
        <table:table-row table:style-name="ro2">
          <table:table-cell table:style-name="ce23" office:value-type="string" calcext:value-type="string">
            <text:p>Start conversations.</text:p>
          </table:table-cell>
          <table:table-cell table:style-name="ce28" table:content-validation-name="val2" table:number-columns-repeated="3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/>
          <table:table-cell table:number-columns-repeated="58"/>
        </table:table-row>
        <table:table-row table:style-name="ro2">
          <table:table-cell table:style-name="ce23" office:value-type="string" calcext:value-type="string">
            <text:p>I am not interested in other people's problems.</text:p>
          </table:table-cell>
          <table:table-cell table:style-name="ce28" table:content-validation-name="val2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 table:number-columns-repeated="3"/>
          <table:table-cell table:number-columns-repeated="58"/>
        </table:table-row>
        <table:table-row table:style-name="ro2">
          <table:table-cell table:style-name="ce23" office:value-type="string" calcext:value-type="string">
            <text:p>Get chores done right away.</text:p>
          </table:table-cell>
          <table:table-cell table:style-name="ce28" table:content-validation-name="val2" table:number-columns-repeated="2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 table:number-columns-repeated="2"/>
          <table:table-cell table:number-columns-repeated="58"/>
        </table:table-row>
        <table:table-row table:style-name="ro2">
          <table:table-cell table:style-name="ce23" office:value-type="string" calcext:value-type="string">
            <text:p>I am easily disturbed.</text:p>
          </table:table-cell>
          <table:table-cell table:style-name="ce28" table:content-validation-name="val2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 table:number-columns-repeated="3"/>
          <table:table-cell table:number-columns-repeated="58"/>
        </table:table-row>
        <table:table-row table:style-name="ro2">
          <table:table-cell table:style-name="ce23" office:value-type="string" calcext:value-type="string">
            <text:p>Have excellent ideas.</text:p>
          </table:table-cell>
          <table:table-cell table:style-name="ce28" table:content-validation-name="val2" table:number-columns-repeated="2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 table:number-columns-repeated="2"/>
          <table:table-cell table:number-columns-repeated="58"/>
        </table:table-row>
        <table:table-row table:style-name="ro2">
          <table:table-cell table:style-name="ce23" office:value-type="string" calcext:value-type="string">
            <text:p>Have little to say.</text:p>
          </table:table-cell>
          <table:table-cell table:style-name="ce28" table:content-validation-name="val2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 table:number-columns-repeated="3"/>
          <table:table-cell table:number-columns-repeated="58"/>
        </table:table-row>
        <table:table-row table:style-name="ro2">
          <table:table-cell table:style-name="ce23" office:value-type="string" calcext:value-type="string">
            <text:p>Have a soft heart.</text:p>
          </table:table-cell>
          <table:table-cell table:style-name="ce28" table:content-validation-name="val2" table:number-columns-repeated="3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/>
          <table:table-cell table:number-columns-repeated="58"/>
        </table:table-row>
        <table:table-row table:style-name="ro2">
          <table:table-cell table:style-name="ce23" office:value-type="string" calcext:value-type="string">
            <text:p>Often forget to put things back in their proper place.</text:p>
          </table:table-cell>
          <table:table-cell table:style-name="ce28" table:content-validation-name="val2" table:number-columns-repeated="2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 table:number-columns-repeated="2"/>
          <table:table-cell table:number-columns-repeated="58"/>
        </table:table-row>
        <table:table-row table:style-name="ro2">
          <table:table-cell table:style-name="ce23" office:value-type="string" calcext:value-type="string">
            <text:p>Get upset easily.</text:p>
          </table:table-cell>
          <table:table-cell table:style-name="ce28" table:content-validation-name="val2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 table:number-columns-repeated="3"/>
          <table:table-cell table:number-columns-repeated="58"/>
        </table:table-row>
        <table:table-row table:style-name="ro2">
          <table:table-cell table:style-name="ce23" office:value-type="string" calcext:value-type="string">
            <text:p>Do not have a good imagination.</text:p>
          </table:table-cell>
          <table:table-cell table:style-name="ce28" table:content-validation-name="val2" table:number-columns-repeated="2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 table:number-columns-repeated="2"/>
          <table:table-cell table:number-columns-repeated="58"/>
        </table:table-row>
        <table:table-row table:style-name="ro2">
          <table:table-cell table:style-name="ce23" office:value-type="string" calcext:value-type="string">
            <text:p>Talk to a lot of different people at parties.</text:p>
          </table:table-cell>
          <table:table-cell table:style-name="ce28" table:content-validation-name="val2" table:number-columns-repeated="3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/>
          <table:table-cell table:number-columns-repeated="58"/>
        </table:table-row>
        <table:table-row table:style-name="ro2">
          <table:table-cell table:style-name="ce23" office:value-type="string" calcext:value-type="string">
            <text:p>I am not really interested in others.</text:p>
          </table:table-cell>
          <table:table-cell table:style-name="ce28" table:content-validation-name="val2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 table:number-columns-repeated="3"/>
          <table:table-cell table:number-columns-repeated="58"/>
        </table:table-row>
        <table:table-row table:style-name="ro2">
          <table:table-cell table:style-name="ce23" office:value-type="string" calcext:value-type="string">
            <text:p>Like order.</text:p>
          </table:table-cell>
          <table:table-cell table:style-name="ce28" table:content-validation-name="val2" table:number-columns-repeated="3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/>
          <table:table-cell table:number-columns-repeated="58"/>
        </table:table-row>
        <table:table-row table:style-name="ro2">
          <table:table-cell table:style-name="ce23" office:value-type="string" calcext:value-type="string">
            <text:p>Change my mood a lot.</text:p>
          </table:table-cell>
          <table:table-cell table:style-name="ce28" table:content-validation-name="val2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 table:number-columns-repeated="3"/>
          <table:table-cell table:number-columns-repeated="58"/>
        </table:table-row>
        <table:table-row table:style-name="ro2">
          <table:table-cell table:style-name="ce23" office:value-type="string" calcext:value-type="string">
            <text:p>I am quick to understand things.</text:p>
          </table:table-cell>
          <table:table-cell table:style-name="ce28" table:content-validation-name="val2" table:number-columns-repeated="2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 table:number-columns-repeated="2"/>
          <table:table-cell table:number-columns-repeated="58"/>
        </table:table-row>
        <table:table-row table:style-name="ro2">
          <table:table-cell table:style-name="ce23" office:value-type="string" calcext:value-type="string">
            <text:p>Don't like to draw attention to myself.</text:p>
          </table:table-cell>
          <table:table-cell table:style-name="ce28" table:content-validation-name="val2" table:number-columns-repeated="3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/>
          <table:table-cell table:number-columns-repeated="58"/>
        </table:table-row>
        <table:table-row table:style-name="ro2">
          <table:table-cell table:style-name="ce23" office:value-type="string" calcext:value-type="string">
            <text:p>Take time out for others.</text:p>
          </table:table-cell>
          <table:table-cell table:style-name="ce28" table:content-validation-name="val2" table:number-columns-repeated="3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/>
          <table:table-cell table:number-columns-repeated="58"/>
        </table:table-row>
        <table:table-row table:style-name="ro2">
          <table:table-cell table:style-name="ce23" office:value-type="string" calcext:value-type="string">
            <text:p>Shirk my duties.</text:p>
          </table:table-cell>
          <table:table-cell table:style-name="ce28" table:content-validation-name="val2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 table:number-columns-repeated="3"/>
          <table:table-cell table:number-columns-repeated="58"/>
        </table:table-row>
        <table:table-row table:style-name="ro2">
          <table:table-cell table:style-name="ce23" office:value-type="string" calcext:value-type="string">
            <text:p>Have frequent mood swings.</text:p>
          </table:table-cell>
          <table:table-cell table:style-name="ce28" table:content-validation-name="val2" table:number-columns-repeated="3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/>
          <table:table-cell table:number-columns-repeated="58"/>
        </table:table-row>
        <table:table-row table:style-name="ro2">
          <table:table-cell table:style-name="ce23" office:value-type="string" calcext:value-type="string">
            <text:p>Use difficult words.</text:p>
          </table:table-cell>
          <table:table-cell table:style-name="ce28" table:content-validation-name="val2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 table:number-columns-repeated="3"/>
          <table:table-cell table:number-columns-repeated="58"/>
        </table:table-row>
        <table:table-row table:style-name="ro2">
          <table:table-cell table:style-name="ce23" office:value-type="string" calcext:value-type="string">
            <text:p>Don't mind being the center of attention.</text:p>
          </table:table-cell>
          <table:table-cell table:style-name="ce28" table:content-validation-name="val2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 table:number-columns-repeated="3"/>
          <table:table-cell table:number-columns-repeated="58"/>
        </table:table-row>
        <table:table-row table:style-name="ro2">
          <table:table-cell table:style-name="ce23" office:value-type="string" calcext:value-type="string">
            <text:p>Feel others' emotions.</text:p>
          </table:table-cell>
          <table:table-cell table:style-name="ce28" table:content-validation-name="val2" table:number-columns-repeated="3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/>
          <table:table-cell table:number-columns-repeated="58"/>
        </table:table-row>
        <table:table-row table:style-name="ro2">
          <table:table-cell table:style-name="ce23" office:value-type="string" calcext:value-type="string">
            <text:p>Follow a schedule.</text:p>
          </table:table-cell>
          <table:table-cell table:style-name="ce28" table:content-validation-name="val2" table:number-columns-repeated="3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/>
          <table:table-cell table:number-columns-repeated="58"/>
        </table:table-row>
        <table:table-row table:style-name="ro2">
          <table:table-cell table:style-name="ce23" office:value-type="string" calcext:value-type="string">
            <text:p>Get irritated easily.</text:p>
          </table:table-cell>
          <table:table-cell table:style-name="ce28" table:content-validation-name="val2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 table:number-columns-repeated="3"/>
          <table:table-cell table:number-columns-repeated="58"/>
        </table:table-row>
        <table:table-row table:style-name="ro2">
          <table:table-cell table:style-name="ce23" office:value-type="string" calcext:value-type="string">
            <text:p>Spend time reflecting on things.</text:p>
          </table:table-cell>
          <table:table-cell table:style-name="ce28" table:content-validation-name="val2" table:number-columns-repeated="2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 table:number-columns-repeated="2"/>
          <table:table-cell table:number-columns-repeated="58"/>
        </table:table-row>
        <table:table-row table:style-name="ro2">
          <table:table-cell table:style-name="ce23" office:value-type="string" calcext:value-type="string">
            <text:p>I am quiet around strangers.</text:p>
          </table:table-cell>
          <table:table-cell table:style-name="ce28" table:content-validation-name="val2" table:number-columns-repeated="2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 table:number-columns-repeated="2"/>
          <table:table-cell table:number-columns-repeated="58"/>
        </table:table-row>
        <table:table-row table:style-name="ro2">
          <table:table-cell table:style-name="ce23" office:value-type="string" calcext:value-type="string">
            <text:p>Make people feel at ease.</text:p>
          </table:table-cell>
          <table:table-cell table:style-name="ce28" table:content-validation-name="val2" table:number-columns-repeated="3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/>
          <table:table-cell table:number-columns-repeated="58"/>
        </table:table-row>
        <table:table-row table:style-name="ro2">
          <table:table-cell table:style-name="ce23" office:value-type="string" calcext:value-type="string">
            <text:p>I am exacting in my work.</text:p>
          </table:table-cell>
          <table:table-cell table:style-name="ce28" table:content-validation-name="val2" table:number-columns-repeated="2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 table:number-columns-repeated="2"/>
          <table:table-cell table:number-columns-repeated="58"/>
        </table:table-row>
        <table:table-row table:style-name="ro2">
          <table:table-cell table:style-name="ce23" office:value-type="string" calcext:value-type="string">
            <text:p>Often feel blue.</text:p>
          </table:table-cell>
          <table:table-cell table:style-name="ce28" table:content-validation-name="val2" table:number-columns-repeated="4"/>
          <table:table-cell table:style-name="ce28" table:content-validation-name="val2" office:value-type="string" calcext:value-type="string">
            <text:p>x</text:p>
          </table:table-cell>
          <table:table-cell table:number-columns-repeated="58"/>
        </table:table-row>
        <table:table-row table:style-name="ro2">
          <table:table-cell table:style-name="ce23" office:value-type="string" calcext:value-type="string">
            <text:p>I am full of ideas.</text:p>
          </table:table-cell>
          <table:table-cell table:style-name="ce28" table:content-validation-name="val2" table:number-columns-repeated="2"/>
          <table:table-cell table:style-name="ce28" table:content-validation-name="val2" office:value-type="string" calcext:value-type="string">
            <text:p>X</text:p>
          </table:table-cell>
          <table:table-cell table:style-name="ce28" table:content-validation-name="val2" table:number-columns-repeated="2"/>
          <table:table-cell table:number-columns-repeated="58"/>
        </table:table-row>
        <table:table-row table:style-name="ro2">
          <table:table-cell table:style-name="ce23"/>
          <table:table-cell table:style-name="ce27" table:content-validation-name="val2" table:number-columns-repeated="5"/>
          <table:table-cell table:number-columns-repeated="58"/>
        </table:table-row>
        <table:table-row table:style-name="ro3" table:number-rows-repeated="104852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age2" table:style-name="ta4">
        <table:table-column table:style-name="co20" table:number-columns-repeated="64" table:default-cell-style-name="Default"/>
        <table:table-row table:style-name="ro3">
          <table:table-cell table:number-columns-repeated="64"/>
        </table:table-row>
        <table:table-row table:style-name="ro4">
          <table:table-cell table:style-name="ce8" office:value-type="string" calcext:value-type="string">
            <text:p>Score:</text:p>
          </table:table-cell>
          <table:table-cell table:style-name="ce15" office:value-type="string" calcext:value-type="string">
            <text:p>Raw 10-50</text:p>
          </table:table-cell>
          <table:table-cell table:style-name="ce15" office:value-type="string" calcext:value-type="string">
            <text:p>Percent</text:p>
          </table:table-cell>
          <table:table-cell table:style-name="ce15" office:value-type="string" calcext:value-type="string">
            <text:p>Meaning</text:p>
          </table:table-cell>
          <table:table-cell table:number-columns-repeated="60"/>
        </table:table-row>
        <table:table-row table:style-name="ro5">
          <table:table-cell table:style-name="ce9" office:value-type="string" calcext:value-type="string">
            <text:p>Extraversion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string" calcext:value-type="string">
            <text:p>Average</text:p>
          </table:table-cell>
          <table:table-cell table:number-columns-repeated="60"/>
        </table:table-row>
        <table:table-row table:style-name="ro5">
          <table:table-cell table:style-name="ce9" office:value-type="string" calcext:value-type="string">
            <text:p>Agreeableness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string" calcext:value-type="string">
            <text:p>High</text:p>
          </table:table-cell>
          <table:table-cell table:number-columns-repeated="60"/>
        </table:table-row>
        <table:table-row table:style-name="ro5">
          <table:table-cell table:style-name="ce9" office:value-type="string" calcext:value-type="string">
            <text:p>Conscientiousness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string" calcext:value-type="string">
            <text:p>A Little High</text:p>
          </table:table-cell>
          <table:table-cell table:number-columns-repeated="60"/>
        </table:table-row>
        <table:table-row table:style-name="ro5">
          <table:table-cell table:style-name="ce9" office:value-type="string" calcext:value-type="string">
            <text:p>Neuroticism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string" calcext:value-type="string">
            <text:p>A Little Low</text:p>
          </table:table-cell>
          <table:table-cell table:number-columns-repeated="60"/>
        </table:table-row>
        <table:table-row table:style-name="ro5">
          <table:table-cell table:style-name="ce9" office:value-type="string" calcext:value-type="string">
            <text:p>Openness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string" calcext:value-type="string">
            <text:p>A Little Low</text:p>
          </table:table-cell>
          <table:table-cell table:number-columns-repeated="60"/>
        </table:table-row>
        <table:table-row table:style-name="ro5">
          <table:table-cell/>
          <table:table-cell table:style-name="ce42" table:number-columns-repeated="3"/>
          <table:table-cell table:number-columns-repeated="60"/>
        </table:table-row>
        <table:table-row table:style-name="ro3" table:number-rows-repeated="104856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Docs-Calibri" svg:font-family="Docs-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252in" fo:margin-left="0in" fo:margin-right="0in" fo:margin-bottom="0.8862in"/>
      </style:header-style>
      <style:footer-style>
        <style:header-footer-properties fo:min-height="1.0252in" fo:margin-left="0in" fo:margin-right="0in" fo:margin-top="0.8862in"/>
      </style:footer-style>
    </style:page-layout>
    <style:page-layout style:name="Mpm4">
      <style:page-layout-properties fo:page-width="8.5in" fo:page-height="11in" style:num-format="1" style:print-orientation="portrait" fo:margin-top="0in" fo:margin-bottom="0in" fo:margin-left="0.7874in" fo:margin-right="0.7874in" style:print-page-order="ttb" style:first-page-number="continue" loext:scale-to-Y="1" style:writing-mode="lr-tb" style:print="charts drawings objects zero-values"/>
      <style:header-style>
        <style:header-footer-properties fo:min-height="0.6598in" fo:margin-left="0in" fo:margin-right="0in" fo:margin-bottom="0.5209in"/>
      </style:header-style>
      <style:footer-style>
        <style:header-footer-properties fo:min-height="0.6598in" fo:margin-left="0in" fo:margin-right="0in" fo:margin-top="0.5209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 style:data-style-name="N2" text:time-value="11:36:20.9253708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PIP_20_Big_20_5_20_Sample_20_Questionnaire" style:display-name="PageStyle_IPIP Big 5 Sample Questionnair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ore_20_Values_20_for_20_.csv" style:display-name="PageStyle_Score Values for .csv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RINT_20_GINNY" style:display-name="PageStyle_PRINT GINNY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age2" style:display-name="PageStyle_Page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3-03T11:49:57.822399936</dc:date>
    <meta:editing-duration>PT3M25S</meta:editing-duration>
    <meta:editing-cycles>1</meta:editing-cycles>
    <meta:document-statistic meta:table-count="4" meta:cell-count="764" meta:object-count="0"/>
  </office:meta>
</office:document-meta>
</file>